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officeooo:rsid="000ecaba" officeooo:paragraph-rsid="000ecaba"/>
    </style:style>
    <style:style style:name="P2" style:family="paragraph" style:parent-style-name="Heading_20_4">
      <style:text-properties officeooo:rsid="000ecaba" officeooo:paragraph-rsid="000ecab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8">
        <text:h text:style-name="P2" text:outline-level="4">Renaming Files and Folders</text:h>
        <text:p text:style-name="P1">By double clicking the text entry the background color of the text will change. Files and Folder can than be renamed.</text:p>
        <text:p text:style-name="P1">The project folder and the waste bin can't neither be renamed nor move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38" meta:character-count="215" meta:non-whitespace-character-count="180"/>
    <dc:date>2014-06-24T11:27:21.047000000</dc:date>
    <meta:editing-duration>P0D</meta:editing-duration>
    <meta:editing-cycles>1</meta:editing-cycles>
    <meta:generator>LibreOffice/4.2.4.2$Windows_x86 LibreOffice_project/63150712c6d317d27ce2db16eb94c2f3d7b699f8</meta:generator>
  </office:meta>
</office:document-meta>
</file>